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margin-bottom="0in"/>
    </style:style>
    <style:style style:name="P2" style:parent-style-name="Normal" style:family="paragraph">
      <style:paragraph-properties fo:margin-bottom="0in"/>
    </style:style>
    <style:style style:name="P3" style:parent-style-name="Normal" style:family="paragraph">
      <style:paragraph-properties fo:margin-bottom="0in"/>
    </style:style>
  </office:automatic-styles>
  <office:body>
    <office:text text:use-soft-page-breaks="true">
      <text:p text:style-name="P1">Doelstelling:</text:p>
      <text:p text:style-name="P2"/>
      <text:p text:style-name="P3">In opdracht van JJT Real Estate gaat ……………………………….. een gevelinspectie systeem ontwikkelen, dat realiseert moet zijn in week 26 2014. hierbij zal gebruik gemaakt worden van een drone die de gehele gevel van een gebouw<text:s/>zo<text:s/>nauwkeurig<text:s/>en zo snel mogenlijk<text:s/>in kaart<text:s/>te brengen.<text:s/>Vervolgens worden alle opnames samengevoegd en omgezet naar één groot beeld van de gevel.<text:s/>Om bijvoorbeeld defecten<text:s/>of warmteverliezen op te sproren. Ook word er een object op een voorgeprogrammeerde positie losgelaten en zal het object naar beneden vallen.<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Joeri</meta:initial-creator>
    <dc:creator>Joeri</dc:creator>
    <meta:creation-date>2014-05-02T13:25:00Z</meta:creation-date>
    <dc:date>2014-05-02T13:25:00Z</dc:date>
    <meta:template xlink:href="Normal" xlink:type="simple"/>
    <meta:editing-cycles>2</meta:editing-cycles>
    <meta:editing-duration>PT60S</meta:editing-duration>
    <meta:document-statistic meta:page-count="1" meta:paragraph-count="1" meta:word-count="84" meta:character-count="546" meta:row-count="3" meta:non-whitespace-character-count="463"/>
  </office:meta>
</office:document-meta>
</file>